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54.4pt"/>
    </style:style>
    <style:style style:name="co3" style:family="table-column">
      <style:table-column-properties fo:break-before="auto" style:column-width="44.11pt"/>
    </style:style>
    <style:style style:name="co4" style:family="table-column">
      <style:table-column-properties fo:break-before="auto" style:column-width="88.5pt"/>
    </style:style>
    <style:style style:name="co5" style:family="table-column">
      <style:table-column-properties fo:break-before="auto" style:column-width="468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ro3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ECGACTNTCHLPBFR040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1,C2,C6,C8,C9,C10,C11,C12,C13,C14,C15,C16,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JO5NNNC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W2A45C103KAT2A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0047uF</text:p>
          </table:table-cell>
          <table:table-cell office:value-type="string" calcext:value-type="string">
            <text:p>W2A41C472MAT2A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P8NNNC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EXB-28V304JX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2,R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EXB-28V473J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EXB-28V124JX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EXB-28V913JX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EXB-28V682J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SZ1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7:31:56.6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0T17:44:12.870000000</dc:date>
    <meta:editing-duration>PT12M4S</meta:editing-duration>
    <meta:editing-cycles>4</meta:editing-cycles>
    <meta:generator>LibreOffice/5.2.4.2$Windows_x86 LibreOffice_project/3d5603e1122f0f102b62521720ab13a38a4e0eb0</meta:generator>
    <meta:print-date>2016-09-18T01:18:55.238318000</meta:print-date>
    <meta:document-statistic meta:table-count="1" meta:cell-count="43" meta:object-count="0"/>
  </office:meta>
</office:document-meta>
</file>